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4.1cm"/>
    </style:style>
    <style:style style:name="gr2" style:family="graphic" style:parent-style-name="standard">
      <style:graphic-properties draw:fill="solid" draw:fill-color="#81d41a" draw:textarea-horizontal-align="justify" draw:textarea-vertical-align="middle" draw:auto-grow-height="false" fo:min-height="0.85cm" fo:min-width="3cm"/>
    </style:style>
    <style:style style:name="gr3" style:family="graphic" style:parent-style-name="standard">
      <style:graphic-properties draw:fill="solid" draw:fill-color="#81d41a" draw:textarea-horizontal-align="justify" draw:textarea-vertical-align="middle" draw:auto-grow-height="false" fo:min-height="0.85cm" fo:min-width="4.8cm"/>
    </style:style>
    <style:style style:name="gr4" style:family="graphic" style:parent-style-name="standard">
      <style:graphic-properties draw:fill="solid" draw:fill-color="#ff4000" draw:textarea-horizontal-align="justify" draw:textarea-vertical-align="middle" draw:auto-grow-height="false" fo:min-height="0.85cm" fo:min-width="3.7cm"/>
    </style:style>
    <style:style style:name="gr5" style:family="graphic" style:parent-style-name="standard">
      <style:graphic-properties draw:fill="solid" draw:fill-color="#ff4000" draw:textarea-horizontal-align="justify" draw:textarea-vertical-align="middle" draw:auto-grow-height="false" fo:min-height="0.85cm" fo:min-width="4.5cm"/>
    </style:style>
    <style:style style:name="gr6" style:family="graphic" style:parent-style-name="standard">
      <style:graphic-properties draw:stroke="dash" draw:stroke-dash="Dashed_20__28_var_29_" svg:stroke-width="0.1cm" svg:stroke-color="#000000" draw:marker-start-width="0.35cm" draw:marker-end-width="0.35cm" draw:fill="none" draw:textarea-horizontal-align="justify" draw:textarea-vertical-align="middle" draw:auto-grow-height="false" fo:min-height="6.45cm" fo:min-width="18.4cm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Dashed_20__28_var_29_" svg:stroke-width="0.1cm" svg:stroke-color="#000000" draw:marker-start-width="0.35cm" draw:marker-end-width="0.35cm" draw:fill="none" draw:textarea-horizontal-align="justify" draw:textarea-vertical-align="middle" draw:auto-grow-height="false" fo:min-height="8.75cm" fo:min-width="12.3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dash" draw:stroke-dash="Dashed_20__28_var_29_" svg:stroke-width="0.1cm" svg:stroke-color="#000000" draw:marker-start-width="0.35cm" draw:marker-end-width="0.35cm" draw:fill="none" draw:textarea-horizontal-align="justify" draw:textarea-vertical-align="middle" draw:auto-grow-height="false" fo:min-height="10.85cm" fo:min-width="4.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1d41a"/>
      <style:paragraph-properties fo:text-align="center"/>
    </style:style>
    <style:style style:name="P3" style:family="paragraph">
      <loext:graphic-properties draw:fill="solid" draw:fill-color="#ff4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5" draw:id="id15" draw:layer="layout" svg:width="4.6cm" svg:height="1cm" svg:x="8.1cm" svg:y="2cm">
          <text:p text:style-name="P1">Killer’s name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.5cm" svg:height="1.1cm" svg:x="4.2cm" svg:y="3.9cm">
          <text:p text:style-name="P1">Fingerprints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5.3cm" svg:height="1.1cm" svg:x="10.9cm" svg:y="4.4cm">
          <text:p text:style-name="P1">Known criminal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4.2cm" svg:height="1.1cm" svg:x="1.4cm" svg:y="15.3cm">
          <text:p text:style-name="P1">Autopsy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4.2cm" svg:height="1.1cm" svg:x="7.5cm" svg:y="9.2cm">
          <text:p text:style-name="P1">Weapon used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4.2cm" svg:height="1.1cm" svg:x="1.4cm" svg:y="12.5cm">
          <text:p text:style-name="P1">Balistic report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4.2cm" svg:height="1.1cm" svg:x="7.6cm" svg:y="12.7cm">
          <text:p text:style-name="P1">Shooting plac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xml:id="id11" draw:id="id11" draw:layer="layout" svg:width="4.2cm" svg:height="1.1cm" svg:x="14.2cm" svg:y="11.8cm">
          <text:p text:style-name="P1">Warrant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4.2cm" svg:height="1.1cm" svg:x="1.7cm" svg:y="19cm">
          <text:p text:style-name="P1">Victim’s body</text:p>
          <draw:enhanced-geometry svg:viewBox="0 0 21600 21600" draw:type="rectangle" draw:enhanced-path="M 0 0 L 21600 0 21600 21600 0 21600 0 0 Z N"/>
        </draw:custom-shape>
        <draw:custom-shape draw:style-name="gr4" draw:text-style-name="P3" xml:id="id10" draw:id="id10" draw:layer="layout" svg:width="4.2cm" svg:height="1.1cm" svg:x="14.4cm" svg:y="6.6cm">
          <text:p text:style-name="P1">Tattoo</text:p>
          <draw:enhanced-geometry svg:viewBox="0 0 21600 21600" draw:type="rectangle" draw:enhanced-path="M 0 0 L 21600 0 21600 21600 0 21600 0 0 Z N"/>
        </draw:custom-shape>
        <draw:custom-shape draw:style-name="gr4" draw:text-style-name="P3" xml:id="id14" draw:id="id14" draw:layer="layout" svg:width="4.2cm" svg:height="1.1cm" svg:x="1.5cm" svg:y="7cm">
          <text:p text:style-name="P1">Suspect list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4.2cm" svg:height="1.1cm" svg:x="12.9cm" svg:y="9.4cm">
          <text:p text:style-name="P1">Video tape</text:p>
          <draw:enhanced-geometry svg:viewBox="0 0 21600 21600" draw:type="rectangle" draw:enhanced-path="M 0 0 L 21600 0 21600 21600 0 21600 0 0 Z N"/>
        </draw:custom-shape>
        <draw:custom-shape draw:style-name="gr5" draw:text-style-name="P3" xml:id="id12" draw:id="id12" draw:layer="layout" svg:width="5cm" svg:height="1.1cm" svg:x="13.7cm" svg:y="14.5cm">
          <text:p text:style-name="P1">Security camera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4.2cm" svg:height="1.1cm" svg:x="7.5cm" svg:y="19cm">
          <text:p text:style-name="P1">Testimony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9cm" svg:height="6.8cm" svg:x="1cm" svg:y="1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2.9cm" svg:height="9.1cm" svg:x="6.8cm" svg:y="8.1cm">
          <text:p/>
          <draw:enhanced-geometry svg:viewBox="0 0 21600 21600" draw:type="rectangle" draw:enhanced-path="M 0 0 L 21600 0 21600 21600 0 21600 0 0 Z N"/>
        </draw:custom-shape>
        <draw:frame draw:style-name="gr8" draw:text-style-name="P5" xml:id="id1" draw:id="id1" draw:layer="layout" svg:width="4.9cm" svg:height="1.1cm" svg:x="1.2cm" svg:y="23.4cm">
          <draw:text-box>
            <text:p>Night club</text:p>
          </draw:text-box>
        </draw:frame>
        <draw:frame draw:style-name="gr8" draw:text-style-name="P5" draw:layer="layout" svg:width="4.6cm" svg:height="1.673cm" svg:x="6.9cm" svg:y="15.127cm">
          <draw:text-box>
            <text:p>Motel and alley</text:p>
          </draw:text-box>
        </draw:frame>
        <draw:connector draw:style-name="gr9" draw:text-style-name="P6" draw:layer="layout" draw:type="lines" svg:x1="3.65cm" svg:y1="23.4cm" svg:x2="3.8cm" svg:y2="20.1cm" draw:start-shape="id1" draw:start-glue-point="0" draw:end-shape="id2" draw:end-glue-point="2" svg:d="M3650 23400v-500l150-2299v-501" svg:viewBox="0 0 151 3301">
          <text:p/>
        </draw:connector>
        <draw:connector draw:style-name="gr9" draw:text-style-name="P6" draw:layer="layout" draw:type="lines" svg:x1="3.65cm" svg:y1="23.4cm" svg:x2="9.6cm" svg:y2="20.1cm" draw:start-shape="id1" draw:start-glue-point="0" draw:end-shape="id3" draw:end-glue-point="2" svg:d="M3650 23400v-500l5950-2299v-501" svg:viewBox="0 0 5951 3301">
          <text:p/>
        </draw:connector>
        <draw:connector draw:style-name="gr9" draw:text-style-name="P6" draw:layer="layout" draw:type="lines" svg:x1="3.8cm" svg:y1="19cm" svg:x2="3.5cm" svg:y2="16.4cm" draw:start-shape="id2" draw:start-glue-point="0" draw:end-shape="id4" draw:end-glue-point="2" svg:d="M3800 19000v-501l-300-1598v-501" svg:viewBox="0 0 301 2601">
          <text:p/>
        </draw:connector>
        <draw:connector draw:style-name="gr9" draw:text-style-name="P6" draw:layer="layout" draw:type="lines" svg:x1="3.5cm" svg:y1="15.3cm" svg:x2="3.5cm" svg:y2="13.6cm" draw:start-shape="id4" draw:start-glue-point="0" draw:end-shape="id5" draw:end-glue-point="2" svg:d="M3500 15300v-501-698-501" svg:viewBox="0 0 1 1701">
          <text:p/>
        </draw:connector>
        <draw:connector draw:style-name="gr9" draw:text-style-name="P6" draw:layer="layout" draw:type="lines" svg:x1="5.6cm" svg:y1="13.05cm" svg:x2="7.6cm" svg:y2="13.25cm" draw:start-shape="id5" draw:start-glue-point="1" draw:end-shape="id6" draw:end-glue-point="3" svg:d="M5600 13050h501l998 200h501" svg:viewBox="0 0 2001 201">
          <text:p/>
        </draw:connector>
        <draw:connector draw:style-name="gr9" draw:text-style-name="P6" draw:layer="layout" draw:type="lines" svg:x1="9.7cm" svg:y1="12.7cm" svg:x2="9.6cm" svg:y2="10.3cm" draw:start-shape="id6" draw:start-glue-point="0" draw:end-shape="id7" draw:end-glue-point="2" svg:d="M9700 12700v-501l-100-1398v-501" svg:viewBox="0 0 101 2401">
          <text:p/>
        </draw:connector>
        <draw:connector draw:style-name="gr9" draw:text-style-name="P6" draw:layer="layout" draw:type="lines" svg:x1="9.6cm" svg:y1="9.2cm" svg:x2="5.95cm" svg:y2="5cm" draw:start-shape="id7" draw:start-glue-point="0" draw:end-shape="id8" draw:end-glue-point="2" svg:d="M9600 9200v-501l-3650-3198v-501" svg:viewBox="0 0 3651 4201">
          <text:p/>
        </draw:connector>
        <draw:connector draw:style-name="gr9" draw:text-style-name="P6" draw:layer="layout" draw:type="lines" svg:x1="15cm" svg:y1="9.4cm" svg:x2="16.5cm" svg:y2="7.7cm" draw:start-shape="id9" draw:start-glue-point="0" draw:end-shape="id10" draw:end-glue-point="2" svg:d="M15000 9400v-501l1500-698v-501" svg:viewBox="0 0 1501 1701">
          <text:p/>
        </draw:connector>
        <draw:connector draw:style-name="gr9" draw:text-style-name="P6" draw:layer="layout" draw:type="lines" svg:x1="16.3cm" svg:y1="11.8cm" svg:x2="15cm" svg:y2="10.5cm" draw:start-shape="id11" draw:start-glue-point="0" draw:end-shape="id9" draw:end-glue-point="2" svg:d="M16300 11800v-501l-1300-298v-501" svg:viewBox="0 0 1301 1301">
          <text:p/>
        </draw:connector>
        <draw:connector draw:style-name="gr9" draw:text-style-name="P6" draw:layer="layout" draw:type="lines" svg:x1="9.6cm" svg:y1="19cm" svg:x2="16.2cm" svg:y2="15.6cm" draw:start-shape="id3" draw:start-glue-point="0" draw:end-shape="id12" draw:end-glue-point="2" svg:d="M9600 19000v-501l6600-2398v-501" svg:viewBox="0 0 6601 3401">
          <text:p/>
        </draw:connector>
        <draw:connector draw:style-name="gr9" draw:text-style-name="P6" draw:layer="layout" draw:type="lines" svg:x1="16.2cm" svg:y1="14.5cm" svg:x2="16.3cm" svg:y2="12.9cm" draw:start-shape="id12" draw:start-glue-point="0" draw:end-shape="id11" draw:end-glue-point="2" svg:d="M16200 14500v-501l100-598v-501" svg:viewBox="0 0 101 1601">
          <text:p/>
        </draw:connector>
        <draw:connector draw:style-name="gr9" draw:text-style-name="P6" draw:layer="layout" draw:type="lines" svg:x1="16.5cm" svg:y1="6.6cm" svg:x2="13.55cm" svg:y2="5.5cm" draw:start-shape="id10" draw:start-glue-point="0" draw:end-shape="id13" draw:end-glue-point="2" svg:d="M16500 6600v-501l-2950-98v-501" svg:viewBox="0 0 2951 1101">
          <text:p/>
        </draw:connector>
        <draw:connector draw:style-name="gr9" draw:text-style-name="P6" draw:layer="layout" draw:type="lines" svg:x1="3.6cm" svg:y1="7cm" svg:x2="13.55cm" svg:y2="5.5cm" draw:start-shape="id14" draw:start-glue-point="0" draw:end-shape="id13" draw:end-glue-point="2" svg:d="M3600 7000v-501l9950-498v-501" svg:viewBox="0 0 9951 1501">
          <text:p/>
        </draw:connector>
        <draw:connector draw:style-name="gr9" draw:text-style-name="P6" draw:layer="layout" draw:type="curve" svg:x1="5.95cm" svg:y1="3.9cm" svg:x2="8.1cm" svg:y2="2.5cm" draw:start-shape="id8" draw:start-glue-point="0" draw:end-shape="id15" draw:end-glue-point="3" svg:d="M5950 3900c0-934 716-1400 2150-1400" svg:viewBox="0 0 2151 1401">
          <text:p/>
        </draw:connector>
        <draw:connector draw:style-name="gr9" draw:text-style-name="P6" draw:layer="layout" draw:type="curve" svg:x1="13.55cm" svg:y1="4.4cm" svg:x2="12.7cm" svg:y2="2.5cm" draw:start-shape="id13" draw:start-glue-point="0" draw:end-shape="id15" draw:end-glue-point="1" svg:d="M13550 4400c0-1267-283-1900-850-1900" svg:viewBox="0 0 851 1901">
          <text:p/>
        </draw:connector>
        <draw:connector draw:style-name="gr9" draw:text-style-name="P6" draw:layer="layout" draw:type="lines" svg:x1="11.8cm" svg:y1="13.25cm" svg:x2="13.7cm" svg:y2="15.05cm" draw:start-shape="id6" draw:start-glue-point="1" draw:end-shape="id12" draw:end-glue-point="3" svg:d="M11800 13250h501l898 1800h501" svg:viewBox="0 0 1901 1801">
          <text:p/>
        </draw:connector>
        <draw:connector draw:style-name="gr9" draw:text-style-name="P6" draw:layer="layout" draw:type="lines" svg:x1="12.9cm" svg:y1="9.95cm" svg:x2="11.7cm" svg:y2="9.75cm" draw:start-shape="id9" draw:start-glue-point="3" draw:end-shape="id7" draw:end-glue-point="1" svg:d="M12900 9950h-501l-198-200h-501" svg:viewBox="0 0 1201 201">
          <text:p/>
        </draw:connector>
        <draw:custom-shape draw:style-name="gr10" draw:text-style-name="P4" draw:layer="layout" svg:width="5.5cm" svg:height="11.2cm" svg:x="0.8cm" svg:y="6cm">
          <text:p/>
          <draw:enhanced-geometry svg:viewBox="0 0 21600 21600" draw:mirror-horizontal="true" draw:type="rectangle" draw:enhanced-path="M 0 0 L 21600 0 21600 21600 0 21600 0 0 Z N"/>
        </draw:custom-shape>
        <draw:frame draw:style-name="gr11" draw:text-style-name="P5" draw:layer="layout" svg:width="4.621cm" svg:height="0.962cm" svg:x="1.079cm" svg:y="8.438cm">
          <draw:text-box>
            <text:p>Police precinc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11T16:06:46.634000000</meta:creation-date>
    <dc:date>2023-02-11T16:17:35.971000000</dc:date>
    <meta:editing-duration>PT10M50S</meta:editing-duration>
    <meta:editing-cycles>1</meta:editing-cycles>
    <meta:document-statistic meta:object-count="37"/>
    <meta:generator>LibreOffice/6.2.6.2$Windows_X86_64 LibreOffice_project/684e730861356e74889dfe6dbddd3562aae2e6ad</meta:generator>
  </office:meta>
</office:document-meta>
</file>